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2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9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WP Tags Ref" table:style-name="ta1">
        <office:forms form:automatic-focus="false" form:apply-design-mode="false"/>
        <table:table-column table:style-name="co1" table:default-cell-style-name="Default"/>
        <table:table-row table:style-name="ro3">
          <table:table-cell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3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7:.T9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8:.T9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75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7:.V9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8:.V9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3268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95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9.1323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 table:number-rows-repeated="104847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992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5768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6" svg:width="1.1413in" svg:height="0.7083in" svg:x="3.7917in" svg:y="0in" draw:caption-point-x="-0.2402in" draw:caption-point-y="0.0039in">
              <dc:creator>Unknown Author</dc:creator>
              <dc:date>2024-07-01T14:21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8:$'tv ffn'.V98]; [.C98:.F9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Vocaloid</text:p>
          </table:table-cell>
          <table:table-cell table:style-name="ce77" office:value-type="string" calcext:value-type="string">
            <text:p>Wrestling</text:p>
          </table:table-cell>
          <table:table-cell table:style-name="ce77" office:value-type="string" calcext:value-type="string">
            <text:p>Web Shows</text:p>
          </table:table-cell>
          <table:table-cell table:style-name="ce77" office:value-type="string" calcext:value-type="string">
            <text:p>Les Mis</text:p>
          </table:table-cell>
          <table:table-cell table:style-name="ce77" table:number-columns-repeated="16375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927</text:p>
          </table:table-cell>
          <table:table-cell table:formula="of:=25*1731+14" office:value-type="float" office:value="43289" calcext:value-type="float">
            <text:p>43289</text:p>
          </table:table-cell>
          <table:table-cell table:formula="of:=25*559+1" office:value-type="float" office:value="13976" calcext:value-type="float">
            <text:p>13976</text:p>
          </table:table-cell>
          <table:table-cell table:formula="of:=25*134+22"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2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2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21:45:00.1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2.1.2$Windows_X86_64 LibreOffice_project/db4def46b0453cc22e2d0305797cf981b68ef5ac</meta:generator>
    <dc:date>2024-07-01T14:41:51.084000000</dc:date>
    <meta:editing-duration>P10DT11H14M18S</meta:editing-duration>
    <meta:editing-cycles>541</meta:editing-cycles>
    <meta:document-statistic meta:table-count="41" meta:cell-count="13133" meta:object-count="0"/>
  </office:meta>
</office:document-meta>
</file>